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AWorkspace.XAWorkspace( WorkspaceConfig wspConfig , SharedItemStateManager stateMgr , RepositoryImpl rep , SessionImpl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Workspace.createItemStateManager( SharedItemStateManager sha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